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468a1a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  <style:text-properties fo:color="#468a1a"/>
    </style:style>
    <style:style style:name="ce8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9" style:family="table-cell" style:parent-style-name="Default">
      <style:text-properties fo:color="#c9211e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  <style:text-properties fo:color="#c9211e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fo:color="#468a1a"/>
    </style:style>
    <style:style style:name="ce14" style:family="table-cell" style:parent-style-name="Default"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table table:name="experiment_2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Topologia</text:p>
          </table:table-cell>
          <table:table-cell office:value-type="string" calcext:value-type="string">
            <text:p>Algoritmo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table:style-name="Default" office:value-type="string" calcext:value-type="string">
            <text:p><text:s/>Energia Marrom (Kj)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table:style-name="Default" office:value-type="string" calcext:value-type="string">
            <text:p><text:s/>Energia Marrom (Kj)</text:p>
          </table:table-cell>
        </table:table-row>
        <table:table-row table:style-name="ro1">
          <table:table-cell table:style-name="ce1" office:value-type="string" calcext:value-type="string">
            <text:p>dom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59.41" calcext:value-type="float">
            <text:p>59.41</text:p>
          </table:table-cell>
          <table:table-cell table:style-name="ce1" office:value-type="float" office:value="3944.51" calcext:value-type="float">
            <text:p>3944.51</text:p>
          </table:table-cell>
          <table:table-cell table:style-name="ce1" office:value-type="float" office:value="372.73" calcext:value-type="float">
            <text:p>372.73</text:p>
          </table:table-cell>
          <table:table-cell office:value-type="float" office:value="3571.78" calcext:value-type="float">
            <text:p>3571.78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heft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402.91" calcext:value-type="float">
            <text:p>402.91</text:p>
          </table:table-cell>
          <table:table-cell table:style-name="Default" office:value-type="float" office:value="4677.78" calcext:value-type="float">
            <text:p>4677.78</text:p>
          </table:table-cell>
          <table:table-cell office:value-type="float" office:value="108.57" calcext:value-type="float">
            <text:p>108.57</text:p>
          </table:table-cell>
          <table:table-cell office:value-type="float" office:value="1736.67" calcext:value-type="float">
            <text:p>1736.67</text:p>
          </table:table-cell>
          <table:table-cell office:value-type="float" office:value="1043.28" calcext:value-type="float">
            <text:p>1043.28</text:p>
          </table:table-cell>
          <table:table-cell office:value-type="float" office:value="693.39" calcext:value-type="float">
            <text:p>693.39</text:p>
          </table:table-cell>
          <table:table-cell office:value-type="float" office:value="108.58" calcext:value-type="float">
            <text:p>108.58</text:p>
          </table:table-cell>
          <table:table-cell office:value-type="float" office:value="1736.4" calcext:value-type="float">
            <text:p>1736.4</text:p>
          </table:table-cell>
          <table:table-cell office:value-type="float" office:value="1073.58" calcext:value-type="float">
            <text:p>1073.58</text:p>
          </table:table-cell>
          <table:table-cell table:style-name="Default" office:value-type="float" office:value="662.82" calcext:value-type="float">
            <text:p>662.82</text:p>
          </table:table-cell>
        </table:table-row>
        <table:table-row table:style-name="ro1">
          <table:table-cell table:style-name="ce2" office:value-type="string" calcext:value-type="string">
            <text:p>dom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61.12" calcext:value-type="float">
            <text:p>61.12</text:p>
          </table:table-cell>
          <table:table-cell table:style-name="ce2" office:value-type="float" office:value="6348.32" calcext:value-type="float">
            <text:p>6348.32</text:p>
          </table:table-cell>
          <table:table-cell table:style-name="ce2" office:value-type="float" office:value="431.68" calcext:value-type="float">
            <text:p>431.68</text:p>
          </table:table-cell>
          <table:table-cell table:style-name="ce8" office:value-type="float" office:value="5916.64" calcext:value-type="float">
            <text:p>5916.64</text:p>
          </table:table-cell>
          <table:table-cell table:style-name="ce5" office:value-type="float" office:value="295.81" calcext:value-type="float">
            <text:p>295.81</text:p>
          </table:table-cell>
          <table:table-cell table:style-name="ce2" office:value-type="float" office:value="2664.42" calcext:value-type="float">
            <text:p>2664.42</text:p>
          </table:table-cell>
          <table:table-cell table:style-name="ce2" office:value-type="float" office:value="2664.13" calcext:value-type="float">
            <text:p>2664.13</text:p>
          </table:table-cell>
          <table:table-cell table:style-name="ce2" office:value-type="float" office:value="0.28" calcext:value-type="float">
            <text:p>0.28</text:p>
          </table:table-cell>
          <table:table-cell table:style-name="ce10" office:value-type="float" office:value="312.45" calcext:value-type="float">
            <text:p>312.45</text:p>
          </table:table-cell>
          <table:table-cell table:number-columns-repeated="2" table:style-name="ce2" office:value-type="float" office:value="2624.77" calcext:value-type="float">
            <text:p>2624.77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92.97" calcext:value-type="float">
            <text:p>192.97</text:p>
          </table:table-cell>
          <table:table-cell table:style-name="ce1" office:value-type="float" office:value="18694.83" calcext:value-type="float">
            <text:p>18694.83</text:p>
          </table:table-cell>
          <table:table-cell table:style-name="ce1" office:value-type="float" office:value="2300.84" calcext:value-type="float">
            <text:p>2300.84</text:p>
          </table:table-cell>
          <table:table-cell office:value-type="float" office:value="16393.99" calcext:value-type="float">
            <text:p>16393.99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moheft_energy</text:p>
          </table:table-cell>
          <table:table-cell office:value-type="float" office:value="194.13" calcext:value-type="float">
            <text:p>194.13</text:p>
          </table:table-cell>
          <table:table-cell office:value-type="float" office:value="32812.3" calcext:value-type="float">
            <text:p>32812.3</text:p>
          </table:table-cell>
          <table:table-cell office:value-type="float" office:value="2652.56" calcext:value-type="float">
            <text:p>2652.56</text:p>
          </table:table-cell>
          <table:table-cell table:style-name="Default" office:value-type="float" office:value="30159.74" calcext:value-type="float">
            <text:p>30159.74</text:p>
          </table:table-cell>
          <table:table-cell office:value-type="float" office:value="194.96" calcext:value-type="float">
            <text:p>194.96</text:p>
          </table:table-cell>
          <table:table-cell office:value-type="float" office:value="32242.67" calcext:value-type="float">
            <text:p>32242.67</text:p>
          </table:table-cell>
          <table:table-cell office:value-type="float" office:value="2686.82" calcext:value-type="float">
            <text:p>2686.82</text:p>
          </table:table-cell>
          <table:table-cell office:value-type="float" office:value="29555.84" calcext:value-type="float">
            <text:p>29555.84</text:p>
          </table:table-cell>
          <table:table-cell office:value-type="float" office:value="349.4" calcext:value-type="float">
            <text:p>349.4</text:p>
          </table:table-cell>
          <table:table-cell office:value-type="float" office:value="9916.71" calcext:value-type="float">
            <text:p>9916.71</text:p>
          </table:table-cell>
          <table:table-cell office:value-type="float" office:value="4030.23" calcext:value-type="float">
            <text:p>4030.23</text:p>
          </table:table-cell>
          <table:table-cell table:style-name="Default" office:value-type="float" office:value="5886.48" calcext:value-type="float">
            <text:p>5886.48</text:p>
          </table:table-cell>
        </table:table-row>
        <table:table-row table:style-name="ro1">
          <table:table-cell table:style-name="ce2" office:value-type="string" calcext:value-type="string">
            <text:p>fft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194.3" calcext:value-type="float">
            <text:p>194.3</text:p>
          </table:table-cell>
          <table:table-cell table:style-name="ce2" office:value-type="float" office:value="32988.39" calcext:value-type="float">
            <text:p>32988.39</text:p>
          </table:table-cell>
          <table:table-cell table:style-name="ce2" office:value-type="float" office:value="2329.46" calcext:value-type="float">
            <text:p>2329.46</text:p>
          </table:table-cell>
          <table:table-cell table:style-name="ce8" office:value-type="float" office:value="30658.92" calcext:value-type="float">
            <text:p>30658.92</text:p>
          </table:table-cell>
          <table:table-cell table:style-name="ce5" office:value-type="float" office:value="458.96" calcext:value-type="float">
            <text:p>458.96</text:p>
          </table:table-cell>
          <table:table-cell table:style-name="ce2" office:value-type="float" office:value="31010.7" calcext:value-type="float">
            <text:p>31010.7</text:p>
          </table:table-cell>
          <table:table-cell table:style-name="ce2" office:value-type="float" office:value="9070.05" calcext:value-type="float">
            <text:p>9070.05</text:p>
          </table:table-cell>
          <table:table-cell table:style-name="ce2" office:value-type="float" office:value="21940.66" calcext:value-type="float">
            <text:p>21940.66</text:p>
          </table:table-cell>
          <table:table-cell table:style-name="ce10" office:value-type="float" office:value="981.13" calcext:value-type="float">
            <text:p>981.13</text:p>
          </table:table-cell>
          <table:table-cell table:style-name="ce2" office:value-type="float" office:value="16983.99" calcext:value-type="float">
            <text:p>16983.99</text:p>
          </table:table-cell>
          <table:table-cell table:style-name="ce2" office:value-type="float" office:value="16839.27" calcext:value-type="float">
            <text:p>16839.27</text:p>
          </table:table-cell>
          <table:table-cell table:style-name="ce13" office:value-type="float" office:value="144.72" calcext:value-type="float">
            <text:p>144.72</text:p>
          </table:table-cell>
        </table:table-row>
        <table:table-row table:style-name="ro1">
          <table:table-cell table:style-name="ce1" office:value-type="string" calcext:value-type="string">
            <text:p>nearest</text:p>
          </table:table-cell>
          <table:table-cell table:style-name="ce1" office:value-type="string" calcext:value-type="string">
            <text:p>heft_test</text:p>
          </table:table-cell>
          <table:table-cell table:style-name="ce6" office:value-type="float" office:value="196.29" calcext:value-type="float">
            <text:p>196.29</text:p>
          </table:table-cell>
          <table:table-cell table:style-name="ce1" office:value-type="float" office:value="18890.49" calcext:value-type="float">
            <text:p>18890.49</text:p>
          </table:table-cell>
          <table:table-cell table:style-name="ce1" office:value-type="float" office:value="2164.13" calcext:value-type="float">
            <text:p>2164.13</text:p>
          </table:table-cell>
          <table:table-cell office:value-type="float" office:value="16726.36" calcext:value-type="float">
            <text:p>16726.36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nearest</text:p>
          </table:table-cell>
          <table:table-cell office:value-type="string" calcext:value-type="string">
            <text:p>moheft_energy</text:p>
          </table:table-cell>
          <table:table-cell office:value-type="float" office:value="196.52" calcext:value-type="float">
            <text:p>196.52</text:p>
          </table:table-cell>
          <table:table-cell office:value-type="float" office:value="31443.22" calcext:value-type="float">
            <text:p>31443.22</text:p>
          </table:table-cell>
          <table:table-cell office:value-type="float" office:value="2378.97" calcext:value-type="float">
            <text:p>2378.97</text:p>
          </table:table-cell>
          <table:table-cell table:style-name="ce9" office:value-type="float" office:value="29064.26" calcext:value-type="float">
            <text:p>29064.26</text:p>
          </table:table-cell>
          <table:table-cell office:value-type="float" office:value="351.44" calcext:value-type="float">
            <text:p>351.44</text:p>
          </table:table-cell>
          <table:table-cell office:value-type="float" office:value="9996.41" calcext:value-type="float">
            <text:p>9996.41</text:p>
          </table:table-cell>
          <table:table-cell office:value-type="float" office:value="3828.05" calcext:value-type="float">
            <text:p>3828.05</text:p>
          </table:table-cell>
          <table:table-cell office:value-type="float" office:value="6168.36" calcext:value-type="float">
            <text:p>6168.36</text:p>
          </table:table-cell>
          <table:table-cell office:value-type="float" office:value="351.45" calcext:value-type="float">
            <text:p>351.45</text:p>
          </table:table-cell>
          <table:table-cell office:value-type="float" office:value="9979.27" calcext:value-type="float">
            <text:p>9979.27</text:p>
          </table:table-cell>
          <table:table-cell office:value-type="float" office:value="3828.05" calcext:value-type="float">
            <text:p>3828.05</text:p>
          </table:table-cell>
          <table:table-cell table:style-name="Default" office:value-type="float" office:value="6151.22" calcext:value-type="float">
            <text:p>6151.22</text:p>
          </table:table-cell>
        </table:table-row>
        <table:table-row table:style-name="ro1">
          <table:table-cell table:style-name="ce2" office:value-type="string" calcext:value-type="string">
            <text:p>nearest</text:p>
          </table:table-cell>
          <table:table-cell table:style-name="ce2" office:value-type="string" calcext:value-type="string">
            <text:p>moheft_green_energy</text:p>
          </table:table-cell>
          <table:table-cell table:style-name="ce7" office:value-type="float" office:value="196.15" calcext:value-type="float">
            <text:p>196.15</text:p>
          </table:table-cell>
          <table:table-cell table:style-name="ce2" office:value-type="float" office:value="31472.18" calcext:value-type="float">
            <text:p>31472.18</text:p>
          </table:table-cell>
          <table:table-cell table:style-name="ce2" office:value-type="float" office:value="2738.31" calcext:value-type="float">
            <text:p>2738.31</text:p>
          </table:table-cell>
          <table:table-cell table:style-name="ce2" office:value-type="float" office:value="28733.87" calcext:value-type="float">
            <text:p>28733.87</text:p>
          </table:table-cell>
          <table:table-cell table:style-name="ce5" office:value-type="float" office:value="233.22" calcext:value-type="float">
            <text:p>233.22</text:p>
          </table:table-cell>
          <table:table-cell table:style-name="ce2" office:value-type="float" office:value="31513.11" calcext:value-type="float">
            <text:p>31513.11</text:p>
          </table:table-cell>
          <table:table-cell table:style-name="ce2" office:value-type="float" office:value="3923.2" calcext:value-type="float">
            <text:p>3923.2</text:p>
          </table:table-cell>
          <table:table-cell table:style-name="ce2" office:value-type="float" office:value="27589.92" calcext:value-type="float">
            <text:p>27589.92</text:p>
          </table:table-cell>
          <table:table-cell table:style-name="ce10" office:value-type="float" office:value="976.47" calcext:value-type="float">
            <text:p>976.47</text:p>
          </table:table-cell>
          <table:table-cell table:style-name="ce2" office:value-type="float" office:value="17489.2" calcext:value-type="float">
            <text:p>17489.2</text:p>
          </table:table-cell>
          <table:table-cell table:style-name="ce2" office:value-type="float" office:value="17179.85" calcext:value-type="float">
            <text:p>17179.85</text:p>
          </table:table-cell>
          <table:table-cell table:style-name="ce13" office:value-type="float" office:value="309.35" calcext:value-type="float">
            <text:p>309.35</text:p>
          </table:table-cell>
        </table:table-row>
        <table:table-row table:style-name="ro1">
          <table:table-cell table:style-name="ce1" office:value-type="string" calcext:value-type="string">
            <text:p>no_comm</text:p>
          </table:table-cell>
          <table:table-cell table:style-name="ce1" office:value-type="string" calcext:value-type="string">
            <text:p>heft_test</text:p>
          </table:table-cell>
          <table:table-cell table:style-name="ce6" office:value-type="float" office:value="194.41" calcext:value-type="float">
            <text:p>194.41</text:p>
          </table:table-cell>
          <table:table-cell table:style-name="ce1" office:value-type="float" office:value="18843.11" calcext:value-type="float">
            <text:p>18843.11</text:p>
          </table:table-cell>
          <table:table-cell table:style-name="ce1" office:value-type="float" office:value="2178.31" calcext:value-type="float">
            <text:p>2178.31</text:p>
          </table:table-cell>
          <table:table-cell office:value-type="float" office:value="16664.79" calcext:value-type="float">
            <text:p>16664.79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moheft_energy</text:p>
          </table:table-cell>
          <table:table-cell office:value-type="float" office:value="195.39" calcext:value-type="float">
            <text:p>195.39</text:p>
          </table:table-cell>
          <table:table-cell office:value-type="float" office:value="33776.19" calcext:value-type="float">
            <text:p>33776.19</text:p>
          </table:table-cell>
          <table:table-cell office:value-type="float" office:value="2392.01" calcext:value-type="float">
            <text:p>2392.01</text:p>
          </table:table-cell>
          <table:table-cell table:style-name="ce9" office:value-type="float" office:value="31384.18" calcext:value-type="float">
            <text:p>31384.18</text:p>
          </table:table-cell>
          <table:table-cell office:value-type="float" office:value="195.59" calcext:value-type="float">
            <text:p>195.59</text:p>
          </table:table-cell>
          <table:table-cell office:value-type="float" office:value="33694.76" calcext:value-type="float">
            <text:p>33694.76</text:p>
          </table:table-cell>
          <table:table-cell office:value-type="float" office:value="2379.13" calcext:value-type="float">
            <text:p>2379.13</text:p>
          </table:table-cell>
          <table:table-cell office:value-type="float" office:value="31315.63" calcext:value-type="float">
            <text:p>31315.63</text:p>
          </table:table-cell>
          <table:table-cell office:value-type="float" office:value="353.61" calcext:value-type="float">
            <text:p>353.61</text:p>
          </table:table-cell>
          <table:table-cell office:value-type="float" office:value="10004.34" calcext:value-type="float">
            <text:p>10004.34</text:p>
          </table:table-cell>
          <table:table-cell office:value-type="float" office:value="4043.37" calcext:value-type="float">
            <text:p>4043.37</text:p>
          </table:table-cell>
          <table:table-cell table:style-name="Default" office:value-type="float" office:value="5960.97" calcext:value-type="float">
            <text:p>5960.97</text:p>
          </table:table-cell>
        </table:table-row>
        <table:table-row table:style-name="ro1">
          <table:table-cell table:style-name="ce2" office:value-type="string" calcext:value-type="string">
            <text:p>no_comm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194.48" calcext:value-type="float">
            <text:p>194.48</text:p>
          </table:table-cell>
          <table:table-cell table:style-name="ce2" office:value-type="float" office:value="33459" calcext:value-type="float">
            <text:p>33459</text:p>
          </table:table-cell>
          <table:table-cell table:style-name="ce2" office:value-type="float" office:value="2213.61" calcext:value-type="float">
            <text:p>2213.61</text:p>
          </table:table-cell>
          <table:table-cell table:style-name="ce2" office:value-type="float" office:value="31245.39" calcext:value-type="float">
            <text:p>31245.39</text:p>
          </table:table-cell>
          <table:table-cell table:style-name="ce5" office:value-type="float" office:value="478.74" calcext:value-type="float">
            <text:p>478.74</text:p>
          </table:table-cell>
          <table:table-cell table:style-name="ce2" office:value-type="float" office:value="32458.64" calcext:value-type="float">
            <text:p>32458.64</text:p>
          </table:table-cell>
          <table:table-cell table:style-name="ce2" office:value-type="float" office:value="9864.61" calcext:value-type="float">
            <text:p>9864.61</text:p>
          </table:table-cell>
          <table:table-cell table:style-name="ce2" office:value-type="float" office:value="22594.03" calcext:value-type="float">
            <text:p>22594.03</text:p>
          </table:table-cell>
          <table:table-cell table:style-name="ce10" office:value-type="float" office:value="1073.47" calcext:value-type="float">
            <text:p>1073.47</text:p>
          </table:table-cell>
          <table:table-cell table:style-name="ce2" office:value-type="float" office:value="14870.22" calcext:value-type="float">
            <text:p>14870.22</text:p>
          </table:table-cell>
          <table:table-cell table:style-name="ce2" office:value-type="float" office:value="14543.64" calcext:value-type="float">
            <text:p>14543.64</text:p>
          </table:table-cell>
          <table:table-cell table:style-name="ce13" office:value-type="float" office:value="326.58" calcext:value-type="float">
            <text:p>326.58</text:p>
          </table:table-cell>
        </table:table-row>
        <table:table-row table:style-name="ro1">
          <table:table-cell table:style-name="ce1" office:value-type="string" calcext:value-type="string">
            <text:p>random_nearest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93.55" calcext:value-type="float">
            <text:p>193.55</text:p>
          </table:table-cell>
          <table:table-cell table:style-name="ce1" office:value-type="float" office:value="18564.77" calcext:value-type="float">
            <text:p>18564.77</text:p>
          </table:table-cell>
          <table:table-cell table:style-name="ce1" office:value-type="float" office:value="2329.44" calcext:value-type="float">
            <text:p>2329.44</text:p>
          </table:table-cell>
          <table:table-cell office:value-type="float" office:value="16235.32" calcext:value-type="float">
            <text:p>16235.32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random_nearest</text:p>
          </table:table-cell>
          <table:table-cell office:value-type="string" calcext:value-type="string">
            <text:p>moheft_energy</text:p>
          </table:table-cell>
          <table:table-cell office:value-type="float" office:value="194.03" calcext:value-type="float">
            <text:p>194.03</text:p>
          </table:table-cell>
          <table:table-cell office:value-type="float" office:value="31846.93" calcext:value-type="float">
            <text:p>31846.93</text:p>
          </table:table-cell>
          <table:table-cell office:value-type="float" office:value="2497.83" calcext:value-type="float">
            <text:p>2497.83</text:p>
          </table:table-cell>
          <table:table-cell table:style-name="Default" office:value-type="float" office:value="29349.1" calcext:value-type="float">
            <text:p>29349.1</text:p>
          </table:table-cell>
          <table:table-cell office:value-type="float" office:value="194.94" calcext:value-type="float">
            <text:p>194.94</text:p>
          </table:table-cell>
          <table:table-cell office:value-type="float" office:value="31713.04" calcext:value-type="float">
            <text:p>31713.04</text:p>
          </table:table-cell>
          <table:table-cell office:value-type="float" office:value="2508.85" calcext:value-type="float">
            <text:p>2508.85</text:p>
          </table:table-cell>
          <table:table-cell office:value-type="float" office:value="29204.19" calcext:value-type="float">
            <text:p>29204.19</text:p>
          </table:table-cell>
          <table:table-cell office:value-type="float" office:value="354.34" calcext:value-type="float">
            <text:p>354.34</text:p>
          </table:table-cell>
          <table:table-cell office:value-type="float" office:value="10216.9" calcext:value-type="float">
            <text:p>10216.9</text:p>
          </table:table-cell>
          <table:table-cell office:value-type="float" office:value="3953.82" calcext:value-type="float">
            <text:p>3953.82</text:p>
          </table:table-cell>
          <table:table-cell table:style-name="Default" office:value-type="float" office:value="6263.08" calcext:value-type="float">
            <text:p>6263.08</text:p>
          </table:table-cell>
        </table:table-row>
        <table:table-row table:style-name="ro1">
          <table:table-cell table:style-name="ce2" office:value-type="string" calcext:value-type="string">
            <text:p>random_nearest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194.14" calcext:value-type="float">
            <text:p>194.14</text:p>
          </table:table-cell>
          <table:table-cell table:style-name="ce2" office:value-type="float" office:value="35047.52" calcext:value-type="float">
            <text:p>35047.52</text:p>
          </table:table-cell>
          <table:table-cell table:style-name="ce2" office:value-type="float" office:value="2340.36" calcext:value-type="float">
            <text:p>2340.36</text:p>
          </table:table-cell>
          <table:table-cell table:style-name="ce8" office:value-type="float" office:value="32707.16" calcext:value-type="float">
            <text:p>32707.16</text:p>
          </table:table-cell>
          <table:table-cell table:style-name="ce5" office:value-type="float" office:value="462.48" calcext:value-type="float">
            <text:p>462.48</text:p>
          </table:table-cell>
          <table:table-cell table:style-name="ce2" office:value-type="float" office:value="32176.9" calcext:value-type="float">
            <text:p>32176.9</text:p>
          </table:table-cell>
          <table:table-cell table:style-name="ce2" office:value-type="float" office:value="9699.19" calcext:value-type="float">
            <text:p>9699.19</text:p>
          </table:table-cell>
          <table:table-cell table:style-name="ce2" office:value-type="float" office:value="22477.71" calcext:value-type="float">
            <text:p>22477.71</text:p>
          </table:table-cell>
          <table:table-cell table:style-name="ce10" office:value-type="float" office:value="1054.48" calcext:value-type="float">
            <text:p>1054.48</text:p>
          </table:table-cell>
          <table:table-cell table:style-name="ce2" office:value-type="float" office:value="15753.82" calcext:value-type="float">
            <text:p>15753.82</text:p>
          </table:table-cell>
          <table:table-cell table:style-name="ce2" office:value-type="float" office:value="15443.87" calcext:value-type="float">
            <text:p>15443.87</text:p>
          </table:table-cell>
          <table:table-cell table:style-name="ce13" office:value-type="float" office:value="309.94" calcext:value-type="float">
            <text:p>309.94</text:p>
          </table:table-cell>
        </table:table-row>
        <table:table-row table:style-name="ro1">
          <table:table-cell table:style-name="ce1" office:value-type="string" calcext:value-type="string">
            <text:p>spread -period 2</text:p>
          </table:table-cell>
          <table:table-cell table:style-name="ce1" office:value-type="string" calcext:value-type="string">
            <text:p>heft_test</text:p>
          </table:table-cell>
          <table:table-cell table:style-name="ce6" office:value-type="float" office:value="194.69" calcext:value-type="float">
            <text:p>194.69</text:p>
          </table:table-cell>
          <table:table-cell table:style-name="ce1" office:value-type="float" office:value="18785.24" calcext:value-type="float">
            <text:p>18785.24</text:p>
          </table:table-cell>
          <table:table-cell table:style-name="ce1" office:value-type="float" office:value="2177.92" calcext:value-type="float">
            <text:p>2177.92</text:p>
          </table:table-cell>
          <table:table-cell office:value-type="float" office:value="16607.33" calcext:value-type="float">
            <text:p>16607.33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moheft_energy</text:p>
          </table:table-cell>
          <table:table-cell office:value-type="float" office:value="195.77" calcext:value-type="float">
            <text:p>195.77</text:p>
          </table:table-cell>
          <table:table-cell office:value-type="float" office:value="34837.46" calcext:value-type="float">
            <text:p>34837.46</text:p>
          </table:table-cell>
          <table:table-cell office:value-type="float" office:value="2254.58" calcext:value-type="float">
            <text:p>2254.58</text:p>
          </table:table-cell>
          <table:table-cell table:style-name="Default" office:value-type="float" office:value="32582.88" calcext:value-type="float">
            <text:p>32582.88</text:p>
          </table:table-cell>
          <table:table-cell office:value-type="float" office:value="196.6" calcext:value-type="float">
            <text:p>196.6</text:p>
          </table:table-cell>
          <table:table-cell office:value-type="float" office:value="33614.27" calcext:value-type="float">
            <text:p>33614.27</text:p>
          </table:table-cell>
          <table:table-cell office:value-type="float" office:value="2365.49" calcext:value-type="float">
            <text:p>2365.49</text:p>
          </table:table-cell>
          <table:table-cell office:value-type="float" office:value="31248.78" calcext:value-type="float">
            <text:p>31248.78</text:p>
          </table:table-cell>
          <table:table-cell office:value-type="float" office:value="355.98" calcext:value-type="float">
            <text:p>355.98</text:p>
          </table:table-cell>
          <table:table-cell office:value-type="float" office:value="9742.02" calcext:value-type="float">
            <text:p>9742.02</text:p>
          </table:table-cell>
          <table:table-cell office:value-type="float" office:value="3991.45" calcext:value-type="float">
            <text:p>3991.45</text:p>
          </table:table-cell>
          <table:table-cell table:style-name="Default" office:value-type="float" office:value="5750.57" calcext:value-type="float">
            <text:p>5750.57</text:p>
          </table:table-cell>
        </table:table-row>
        <table:table-row table:style-name="ro1">
          <table:table-cell table:style-name="ce2" office:value-type="string" calcext:value-type="string">
            <text:p>spread -period 2</text:p>
          </table:table-cell>
          <table:table-cell table:style-name="ce2" office:value-type="string" calcext:value-type="string">
            <text:p>moheft_green_energy</text:p>
          </table:table-cell>
          <table:table-cell table:style-name="ce7" office:value-type="float" office:value="194.58" calcext:value-type="float">
            <text:p>194.58</text:p>
          </table:table-cell>
          <table:table-cell table:style-name="ce2" office:value-type="float" office:value="36249.53" calcext:value-type="float">
            <text:p>36249.53</text:p>
          </table:table-cell>
          <table:table-cell table:style-name="ce2" office:value-type="float" office:value="2302.62" calcext:value-type="float">
            <text:p>2302.62</text:p>
          </table:table-cell>
          <table:table-cell table:style-name="ce8" office:value-type="float" office:value="33946.91" calcext:value-type="float">
            <text:p>33946.91</text:p>
          </table:table-cell>
          <table:table-cell table:style-name="ce5" office:value-type="float" office:value="456.06" calcext:value-type="float">
            <text:p>456.06</text:p>
          </table:table-cell>
          <table:table-cell table:style-name="ce2" office:value-type="float" office:value="36273.18" calcext:value-type="float">
            <text:p>36273.18</text:p>
          </table:table-cell>
          <table:table-cell table:style-name="ce2" office:value-type="float" office:value="10749.53" calcext:value-type="float">
            <text:p>10749.53</text:p>
          </table:table-cell>
          <table:table-cell table:style-name="ce2" office:value-type="float" office:value="25523.65" calcext:value-type="float">
            <text:p>25523.65</text:p>
          </table:table-cell>
          <table:table-cell table:style-name="ce10" office:value-type="float" office:value="1046.87" calcext:value-type="float">
            <text:p>1046.87</text:p>
          </table:table-cell>
          <table:table-cell table:style-name="ce2" office:value-type="float" office:value="16120.34" calcext:value-type="float">
            <text:p>16120.34</text:p>
          </table:table-cell>
          <table:table-cell table:style-name="ce2" office:value-type="float" office:value="16039.84" calcext:value-type="float">
            <text:p>16039.84</text:p>
          </table:table-cell>
          <table:table-cell table:style-name="ce13" office:value-type="float" office:value="80.5" calcext:value-type="float">
            <text:p>80.5</text:p>
          </table:table-cell>
        </table:table-row>
        <table:table-row table:style-name="ro1">
          <table:table-cell table:style-name="ce1" office:value-type="string" calcext:value-type="string">
            <text:p>stencil_1d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96.29" calcext:value-type="float">
            <text:p>196.29</text:p>
          </table:table-cell>
          <table:table-cell table:style-name="ce1" office:value-type="float" office:value="18890.49" calcext:value-type="float">
            <text:p>18890.49</text:p>
          </table:table-cell>
          <table:table-cell table:style-name="ce1" office:value-type="float" office:value="2164.13" calcext:value-type="float">
            <text:p>2164.13</text:p>
          </table:table-cell>
          <table:table-cell office:value-type="float" office:value="16726.36" calcext:value-type="float">
            <text:p>16726.36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moheft_energy</text:p>
          </table:table-cell>
          <table:table-cell office:value-type="float" office:value="196.52" calcext:value-type="float">
            <text:p>196.52</text:p>
          </table:table-cell>
          <table:table-cell office:value-type="float" office:value="31443.22" calcext:value-type="float">
            <text:p>31443.22</text:p>
          </table:table-cell>
          <table:table-cell office:value-type="float" office:value="2378.97" calcext:value-type="float">
            <text:p>2378.97</text:p>
          </table:table-cell>
          <table:table-cell table:style-name="ce9" office:value-type="float" office:value="29064.26" calcext:value-type="float">
            <text:p>29064.26</text:p>
          </table:table-cell>
          <table:table-cell office:value-type="float" office:value="351.44" calcext:value-type="float">
            <text:p>351.44</text:p>
          </table:table-cell>
          <table:table-cell office:value-type="float" office:value="9996.41" calcext:value-type="float">
            <text:p>9996.41</text:p>
          </table:table-cell>
          <table:table-cell office:value-type="float" office:value="3828.05" calcext:value-type="float">
            <text:p>3828.05</text:p>
          </table:table-cell>
          <table:table-cell office:value-type="float" office:value="6168.36" calcext:value-type="float">
            <text:p>6168.36</text:p>
          </table:table-cell>
          <table:table-cell office:value-type="float" office:value="351.45" calcext:value-type="float">
            <text:p>351.45</text:p>
          </table:table-cell>
          <table:table-cell office:value-type="float" office:value="9979.27" calcext:value-type="float">
            <text:p>9979.27</text:p>
          </table:table-cell>
          <table:table-cell office:value-type="float" office:value="3828.05" calcext:value-type="float">
            <text:p>3828.05</text:p>
          </table:table-cell>
          <table:table-cell table:style-name="Default" office:value-type="float" office:value="6151.22" calcext:value-type="float">
            <text:p>6151.22</text:p>
          </table:table-cell>
        </table:table-row>
        <table:table-row table:style-name="ro1">
          <table:table-cell table:style-name="ce2" office:value-type="string" calcext:value-type="string">
            <text:p>stencil_1d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196.4" calcext:value-type="float">
            <text:p>196.4</text:p>
          </table:table-cell>
          <table:table-cell table:style-name="ce2" office:value-type="float" office:value="30980.26" calcext:value-type="float">
            <text:p>30980.26</text:p>
          </table:table-cell>
          <table:table-cell table:style-name="ce2" office:value-type="float" office:value="2353.77" calcext:value-type="float">
            <text:p>2353.77</text:p>
          </table:table-cell>
          <table:table-cell table:style-name="ce2" office:value-type="float" office:value="28626.49" calcext:value-type="float">
            <text:p>28626.49</text:p>
          </table:table-cell>
          <table:table-cell table:style-name="ce5" office:value-type="float" office:value="415.95" calcext:value-type="float">
            <text:p>415.95</text:p>
          </table:table-cell>
          <table:table-cell table:style-name="ce2" office:value-type="float" office:value="30735.71" calcext:value-type="float">
            <text:p>30735.71</text:p>
          </table:table-cell>
          <table:table-cell table:style-name="ce2" office:value-type="float" office:value="8403.49" calcext:value-type="float">
            <text:p>8403.49</text:p>
          </table:table-cell>
          <table:table-cell table:style-name="ce2" office:value-type="float" office:value="22332.23" calcext:value-type="float">
            <text:p>22332.23</text:p>
          </table:table-cell>
          <table:table-cell table:style-name="ce10" office:value-type="float" office:value="1085.9" calcext:value-type="float">
            <text:p>1085.9</text:p>
          </table:table-cell>
          <table:table-cell table:style-name="ce2" office:value-type="float" office:value="14746.76" calcext:value-type="float">
            <text:p>14746.76</text:p>
          </table:table-cell>
          <table:table-cell table:style-name="ce2" office:value-type="float" office:value="14268.99" calcext:value-type="float">
            <text:p>14268.99</text:p>
          </table:table-cell>
          <table:table-cell table:style-name="ce13" office:value-type="float" office:value="477.77" calcext:value-type="float">
            <text:p>477.77</text:p>
          </table:table-cell>
        </table:table-row>
        <table:table-row table:style-name="ro1">
          <table:table-cell table:style-name="ce1" office:value-type="string" calcext:value-type="string">
            <text:p>stencil_1d_periodic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93.9" calcext:value-type="float">
            <text:p>193.9</text:p>
          </table:table-cell>
          <table:table-cell table:style-name="ce1" office:value-type="float" office:value="18748.64" calcext:value-type="float">
            <text:p>18748.64</text:p>
          </table:table-cell>
          <table:table-cell table:style-name="ce1" office:value-type="float" office:value="2214.22" calcext:value-type="float">
            <text:p>2214.22</text:p>
          </table:table-cell>
          <table:table-cell office:value-type="float" office:value="16534.42" calcext:value-type="float">
            <text:p>16534.42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moheft_energy</text:p>
          </table:table-cell>
          <table:table-cell office:value-type="float" office:value="193.91" calcext:value-type="float">
            <text:p>193.91</text:p>
          </table:table-cell>
          <table:table-cell office:value-type="float" office:value="32259.42" calcext:value-type="float">
            <text:p>32259.42</text:p>
          </table:table-cell>
          <table:table-cell office:value-type="float" office:value="2471.11" calcext:value-type="float">
            <text:p>2471.11</text:p>
          </table:table-cell>
          <table:table-cell table:style-name="Default" office:value-type="float" office:value="29788.31" calcext:value-type="float">
            <text:p>29788.31</text:p>
          </table:table-cell>
          <table:table-cell office:value-type="float" office:value="194" calcext:value-type="float">
            <text:p>194</text:p>
          </table:table-cell>
          <table:table-cell office:value-type="float" office:value="31795.73" calcext:value-type="float">
            <text:p>31795.73</text:p>
          </table:table-cell>
          <table:table-cell office:value-type="float" office:value="2466.64" calcext:value-type="float">
            <text:p>2466.64</text:p>
          </table:table-cell>
          <table:table-cell office:value-type="float" office:value="29329.1" calcext:value-type="float">
            <text:p>29329.1</text:p>
          </table:table-cell>
          <table:table-cell office:value-type="float" office:value="352.53" calcext:value-type="float">
            <text:p>352.53</text:p>
          </table:table-cell>
          <table:table-cell office:value-type="float" office:value="10034.46" calcext:value-type="float">
            <text:p>10034.46</text:p>
          </table:table-cell>
          <table:table-cell office:value-type="float" office:value="3987.99" calcext:value-type="float">
            <text:p>3987.99</text:p>
          </table:table-cell>
          <table:table-cell table:style-name="ce14" office:value-type="float" office:value="6046.47" calcext:value-type="float">
            <text:p>6046.47</text:p>
          </table:table-cell>
        </table:table-row>
        <table:table-row table:style-name="ro1">
          <table:table-cell table:style-name="ce2" office:value-type="string" calcext:value-type="string">
            <text:p>stencil_1d_periodic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193.97" calcext:value-type="float">
            <text:p>193.97</text:p>
          </table:table-cell>
          <table:table-cell table:style-name="ce2" office:value-type="float" office:value="33918.7" calcext:value-type="float">
            <text:p>33918.7</text:p>
          </table:table-cell>
          <table:table-cell table:style-name="ce2" office:value-type="float" office:value="2342.87" calcext:value-type="float">
            <text:p>2342.87</text:p>
          </table:table-cell>
          <table:table-cell table:style-name="ce8" office:value-type="float" office:value="31575.82" calcext:value-type="float">
            <text:p>31575.82</text:p>
          </table:table-cell>
          <table:table-cell table:style-name="ce5" office:value-type="float" office:value="474.87" calcext:value-type="float">
            <text:p>474.87</text:p>
          </table:table-cell>
          <table:table-cell table:style-name="ce2" office:value-type="float" office:value="31679.67" calcext:value-type="float">
            <text:p>31679.67</text:p>
          </table:table-cell>
          <table:table-cell table:style-name="ce2" office:value-type="float" office:value="9622.24" calcext:value-type="float">
            <text:p>9622.24</text:p>
          </table:table-cell>
          <table:table-cell table:style-name="ce2" office:value-type="float" office:value="22057.43" calcext:value-type="float">
            <text:p>22057.43</text:p>
          </table:table-cell>
          <table:table-cell table:style-name="ce10" office:value-type="float" office:value="476.96" calcext:value-type="float">
            <text:p>476.96</text:p>
          </table:table-cell>
          <table:table-cell table:style-name="ce2" office:value-type="float" office:value="31694.07" calcext:value-type="float">
            <text:p>31694.07</text:p>
          </table:table-cell>
          <table:table-cell table:style-name="ce2" office:value-type="float" office:value="9670.31" calcext:value-type="float">
            <text:p>9670.31</text:p>
          </table:table-cell>
          <table:table-cell table:style-name="ce2" office:value-type="float" office:value="22023.77" calcext:value-type="float">
            <text:p>22023.77</text:p>
          </table:table-cell>
        </table:table-row>
        <table:table-row table:style-name="ro1"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92.88" calcext:value-type="float">
            <text:p>192.88</text:p>
          </table:table-cell>
          <table:table-cell table:style-name="ce1" office:value-type="float" office:value="16876.34" calcext:value-type="float">
            <text:p>16876.34</text:p>
          </table:table-cell>
          <table:table-cell table:style-name="ce1" office:value-type="float" office:value="3021.6" calcext:value-type="float">
            <text:p>3021.6</text:p>
          </table:table-cell>
          <table:table-cell office:value-type="float" office:value="13854.74" calcext:value-type="float">
            <text:p>13854.74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moheft_energy</text:p>
          </table:table-cell>
          <table:table-cell office:value-type="float" office:value="193.96" calcext:value-type="float">
            <text:p>193.96</text:p>
          </table:table-cell>
          <table:table-cell office:value-type="float" office:value="31081.65" calcext:value-type="float">
            <text:p>31081.65</text:p>
          </table:table-cell>
          <table:table-cell office:value-type="float" office:value="3189.2" calcext:value-type="float">
            <text:p>3189.2</text:p>
          </table:table-cell>
          <table:table-cell table:style-name="Default" office:value-type="float" office:value="27892.45" calcext:value-type="float">
            <text:p>27892.45</text:p>
          </table:table-cell>
          <table:table-cell office:value-type="float" office:value="356.97" calcext:value-type="float">
            <text:p>356.97</text:p>
          </table:table-cell>
          <table:table-cell office:value-type="float" office:value="10683.78" calcext:value-type="float">
            <text:p>10683.78</text:p>
          </table:table-cell>
          <table:table-cell office:value-type="float" office:value="4027.32" calcext:value-type="float">
            <text:p>4027.32</text:p>
          </table:table-cell>
          <table:table-cell office:value-type="float" office:value="6656.46" calcext:value-type="float">
            <text:p>6656.46</text:p>
          </table:table-cell>
          <table:table-cell office:value-type="float" office:value="360.92" calcext:value-type="float">
            <text:p>360.92</text:p>
          </table:table-cell>
          <table:table-cell office:value-type="float" office:value="10683.53" calcext:value-type="float">
            <text:p>10683.53</text:p>
          </table:table-cell>
          <table:table-cell office:value-type="float" office:value="4017.49" calcext:value-type="float">
            <text:p>4017.49</text:p>
          </table:table-cell>
          <table:table-cell table:style-name="Default" office:value-type="float" office:value="6666.04" calcext:value-type="float">
            <text:p>6666.04</text:p>
          </table:table-cell>
        </table:table-row>
        <table:table-row table:style-name="ro1"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192.92" calcext:value-type="float">
            <text:p>192.92</text:p>
          </table:table-cell>
          <table:table-cell table:style-name="ce2" office:value-type="float" office:value="31877.15" calcext:value-type="float">
            <text:p>31877.15</text:p>
          </table:table-cell>
          <table:table-cell table:style-name="ce2" office:value-type="float" office:value="3406.46" calcext:value-type="float">
            <text:p>3406.46</text:p>
          </table:table-cell>
          <table:table-cell table:style-name="ce8" office:value-type="float" office:value="28470.69" calcext:value-type="float">
            <text:p>28470.69</text:p>
          </table:table-cell>
          <table:table-cell table:style-name="ce5" office:value-type="float" office:value="251.59" calcext:value-type="float">
            <text:p>251.59</text:p>
          </table:table-cell>
          <table:table-cell table:style-name="ce2" office:value-type="float" office:value="29468.9" calcext:value-type="float">
            <text:p>29468.9</text:p>
          </table:table-cell>
          <table:table-cell table:style-name="ce2" office:value-type="float" office:value="5393.45" calcext:value-type="float">
            <text:p>5393.45</text:p>
          </table:table-cell>
          <table:table-cell table:style-name="ce2" office:value-type="float" office:value="24075.45" calcext:value-type="float">
            <text:p>24075.45</text:p>
          </table:table-cell>
          <table:table-cell table:style-name="ce10" office:value-type="float" office:value="1257.1" calcext:value-type="float">
            <text:p>1257.1</text:p>
          </table:table-cell>
          <table:table-cell table:style-name="ce2" office:value-type="float" office:value="13009.69" calcext:value-type="float">
            <text:p>13009.69</text:p>
          </table:table-cell>
          <table:table-cell table:style-name="ce2" office:value-type="float" office:value="10641.96" calcext:value-type="float">
            <text:p>10641.96</text:p>
          </table:table-cell>
          <table:table-cell table:style-name="ce13" office:value-type="float" office:value="2367.73" calcext:value-type="float">
            <text:p>2367.73</text:p>
          </table:table-cell>
        </table:table-row>
        <table:table-row table:style-name="ro1">
          <table:table-cell table:style-name="ce1" office:value-type="string" calcext:value-type="string">
            <text:p>trivial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76.24" calcext:value-type="float">
            <text:p>176.24</text:p>
          </table:table-cell>
          <table:table-cell table:style-name="ce1" office:value-type="float" office:value="18513.53" calcext:value-type="float">
            <text:p>18513.53</text:p>
          </table:table-cell>
          <table:table-cell table:style-name="ce1" office:value-type="float" office:value="3479.94" calcext:value-type="float">
            <text:p>3479.94</text:p>
          </table:table-cell>
          <table:table-cell office:value-type="float" office:value="15033.59" calcext:value-type="float">
            <text:p>15033.59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moheft_energy</text:p>
          </table:table-cell>
          <table:table-cell office:value-type="float" office:value="177.3" calcext:value-type="float">
            <text:p>177.3</text:p>
          </table:table-cell>
          <table:table-cell office:value-type="float" office:value="28574.38" calcext:value-type="float">
            <text:p>28574.38</text:p>
          </table:table-cell>
          <table:table-cell office:value-type="float" office:value="3669.88" calcext:value-type="float">
            <text:p>3669.88</text:p>
          </table:table-cell>
          <table:table-cell table:style-name="Default" office:value-type="float" office:value="24904.5" calcext:value-type="float">
            <text:p>24904.5</text:p>
          </table:table-cell>
          <table:table-cell office:value-type="float" office:value="364.89" calcext:value-type="float">
            <text:p>364.89</text:p>
          </table:table-cell>
          <table:table-cell office:value-type="float" office:value="10193.51" calcext:value-type="float">
            <text:p>10193.51</text:p>
          </table:table-cell>
          <table:table-cell office:value-type="float" office:value="5153.1" calcext:value-type="float">
            <text:p>5153.1</text:p>
          </table:table-cell>
          <table:table-cell office:value-type="float" office:value="5040.41" calcext:value-type="float">
            <text:p>5040.41</text:p>
          </table:table-cell>
          <table:table-cell office:value-type="float" office:value="374.72" calcext:value-type="float">
            <text:p>374.72</text:p>
          </table:table-cell>
          <table:table-cell office:value-type="float" office:value="10130.54" calcext:value-type="float">
            <text:p>10130.54</text:p>
          </table:table-cell>
          <table:table-cell office:value-type="float" office:value="5229.57" calcext:value-type="float">
            <text:p>5229.57</text:p>
          </table:table-cell>
          <table:table-cell table:style-name="ce14" office:value-type="float" office:value="4900.97" calcext:value-type="float">
            <text:p>4900.97</text:p>
          </table:table-cell>
        </table:table-row>
        <table:table-row table:style-name="ro1">
          <table:table-cell table:style-name="ce2" office:value-type="string" calcext:value-type="string">
            <text:p>trivial</text:p>
          </table:table-cell>
          <table:table-cell table:style-name="ce2" office:value-type="string" calcext:value-type="string">
            <text:p>moheft_green_energy</text:p>
          </table:table-cell>
          <table:table-cell table:style-name="ce7" office:value-type="float" office:value="176.24" calcext:value-type="float">
            <text:p>176.24</text:p>
          </table:table-cell>
          <table:table-cell table:style-name="ce2" office:value-type="float" office:value="30486.18" calcext:value-type="float">
            <text:p>30486.18</text:p>
          </table:table-cell>
          <table:table-cell table:style-name="ce2" office:value-type="float" office:value="3832.69" calcext:value-type="float">
            <text:p>3832.69</text:p>
          </table:table-cell>
          <table:table-cell table:style-name="ce8" office:value-type="float" office:value="26653.49" calcext:value-type="float">
            <text:p>26653.49</text:p>
          </table:table-cell>
          <table:table-cell table:style-name="ce10" office:value-type="float" office:value="529.15" calcext:value-type="float">
            <text:p>529.15</text:p>
          </table:table-cell>
          <table:table-cell table:style-name="ce2" office:value-type="float" office:value="13908.48" calcext:value-type="float">
            <text:p>13908.48</text:p>
          </table:table-cell>
          <table:table-cell table:style-name="ce2" office:value-type="float" office:value="9121.34" calcext:value-type="float">
            <text:p>9121.34</text:p>
          </table:table-cell>
          <table:table-cell table:style-name="ce2" office:value-type="float" office:value="4787.14" calcext:value-type="float">
            <text:p>4787.14</text:p>
          </table:table-cell>
          <table:table-cell table:style-name="ce11" office:value-type="string" calcext:value-type="string">
            <text:p>-</text:p>
          </table:table-cell>
          <table:table-cell table:number-columns-repeated="3" table:style-name="ce12" office:value-type="string" calcext:value-type="string">
            <text:p>-</text:p>
          </table:table-cell>
        </table:table-row>
      </table:table>
      <table:named-expressions/>
      <table:database-ranges>
        <table:database-range table:name="__Anonymous_Sheet_DB__0" table:target-range-address="experiment_2_4.B1:experiment_2_4.N3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6T23:40:53.789951048</dc:date>
    <meta:editing-duration>PT21M51S</meta:editing-duration>
    <meta:editing-cycles>1</meta:editing-cycles>
    <meta:document-statistic meta:table-count="1" meta:cell-count="354" meta:object-count="0"/>
    <meta:generator>LibreOffice/7.3.7.2$Linux_X86_64 LibreOffice_project/30$Build-2</meta:generator>
  </office:meta>
</office:document-meta>
</file>